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63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rtual m/c vs contain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Virtual machine = emulate hardware and full stack</text:p>
            <text:p/>
            <text:p/>
            <text:p>Container = another user space</text:p>
            <text:p/>
            <text:p>uses host hardware + kern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ernel tools supporting containers </text:p>
          </draw:text-box>
        </draw:frame>
        <draw:frame presentation:style-name="pr4" draw:layer="layout" svg:width="18.799cm" svg:height="8.693cm" svg:x="7.8cm" svg:y="8.4cm" presentation:class="outline" presentation:user-transformed="true">
          <draw:text-box>
            <text:list text:style-name="L2">
              <text:list-item>
                <text:p>Kernel namespaces</text:p>
              </text:list-item>
              <text:list-item>
                <text:p>Chroots</text:p>
              </text:list-item>
              <text:list-item>
                <text:p>CGro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XC</text:p>
          </draw:text-box>
        </draw:frame>
        <draw:frame presentation:style-name="pr4" draw:layer="layout" svg:width="20.599cm" svg:height="8.493cm" svg:x="6cm" svg:y="8.6cm" presentation:class="outline" presentation:user-transformed="true">
          <draw:text-box>
            <text:list text:style-name="L2">
              <text:list-item>
                <text:p>Tools for users to create containers</text:p>
              </text:list-item>
              <text:list-item>
                <text:p>Liblxc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nd manage applications in containers</text:p>
              </text:list-item>
              <text:list-item>
                <text:p>Used to use liblxc but no longer does</text:p>
              </text:list-item>
              <text:list-item>
                <text:p>Has its own interface to kernal</text:p>
                <text:p/>
              </text:list-item>
              <text:list-item>
                <text:p>Application focused rather than full 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X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 of tools to create System containers</text:p>
              </text:list-item>
              <text:list-item>
                <text:p>A rival to virtual machines</text:p>
              </text:list-item>
              <text:list-item>
                <text:p>Still uses liblxc</text:p>
              </text:list-item>
              <text:list-item>
                <text:p>Adds further ease of use to LXC</text:p>
              </text:list-item>
              <text:list-item>
                <text:p>https://linuxcontainers.org/</text:p>
              </text:list-item>
              <text:list-item>
                <text:p>https://lxd.readthedocs.io/en/latest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X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onical driven</text:p>
              </text:list-item>
              <text:list-item>
                <text:p>Available on Ubuntu/Mint</text:p>
              </text:list-item>
              <text:list-item>
                <text:p>Snap’s available for other Linux distributions</text:p>
              </text:list-item>
              <text:list-item>
                <text:p>Probably included in next Debian</text:p>
              </text:list-item>
              <text:list-item>
                <text:p>VERY EASY to create a ‘virtual machine’</text:p>
              </text:list-item>
              <text:list-item>
                <text:p>Not however with a GUI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lxd (ubuntu/mint)</text:p>
          </draw:text-box>
        </draw:frame>
        <draw:frame presentation:style-name="pr4" draw:layer="layout" svg:width="23.799cm" svg:height="10.493cm" svg:x="2.8cm" svg:y="6.6cm" presentation:class="outline" presentation:user-transformed="true">
          <draw:text-box>
            <text:list text:style-name="L2">
              <text:list-item>
                <text:p>sudo apt install lxd lxd-client</text:p>
              </text:list-item>
              <text:list-item>
                <text:p>sudo lxd init</text:p>
                <text:list>
                  <text:list-item>
                    <text:p>Accept all defaults</text:p>
                  </text:list-item>
                </text:list>
              </text:list-item>
              <text:list-item>
                <text:p>sudo usermod --append --groups lxd bernie</text:p>
                <text:list>
                  <text:list-item>
                    <text:p>User ‘bernie’ can create/manage co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‘remotes’ provide im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ers where images can be obtained</text:p>
              </text:list-item>
              <text:list-item>
                <text:p>You can make you own ‘remotes’</text:p>
              </text:list-item>
              <text:list-item>
                <text:p>3 default remotes providing images:</text:p>
                <text:list>
                  <text:list-item>
                    <text:p>ubuntu: (for stable Ubuntu images)</text:p>
                  </text:list-item>
                  <text:list-item>
                    <text:p>ubuntu-daily: (for daily Ubuntu images)</text:p>
                  </text:list-item>
                  <text:list-item>
                    <text:p>images: (for other distros)</text:p>
                  </text:list-item>
                </text:list>
              </text:list-item>
              <text:list-item>
                <text:p>Command to list images in a remote:</text:p>
                <text:list>
                  <text:list-item>
                    <text:p>lxc image list im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unch an image</text:p>
          </draw:text-box>
        </draw:frame>
        <draw:frame presentation:style-name="pr4" draw:text-style-name="P2" draw:layer="layout" svg:width="22.399cm" svg:height="10.093cm" svg:x="4.2cm" svg:y="7cm" presentation:class="outline" presentation:user-transformed="true">
          <draw:text-box>
            <text:list text:style-name="L2">
              <text:list-item>
                <text:p><text:span text:style-name="T1">lxc launch images:debian/stretch/amd64 </text:span><text:span text:style-name="T1">debcont</text:span></text:p>
                <text:list>
                  <text:list-item>
                    <text:p><text:span text:style-name="T1">Creates a debian image called ‘debcont’</text:span></text:p>
                  </text:list-item>
                </text:list>
              </text:list-item>
              <text:list-item>
                <text:p><text:span text:style-name="T1">lxc list</text:span></text:p>
                <text:list>
                  <text:list-item>
                    <text:p><text:span text:style-name="T1">Lists running containers</text:span></text:p>
                  </text:list-item>
                </text:list>
              </text:list-item>
              <text:list-item>
                <text:p><text:span text:style-name="T1">lxc exec debcont -- /bin/bash</text:span></text:p>
                <text:list>
                  <text:list-item>
                    <text:p><text:span text:style-name="T1">Execute bash shell on remote 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1.763cm" svg:x="1.4cm" svg:y="0.837cm" presentation:class="title" presentation:user-transformed="true">
          <draw:text-box>
            <text:p text:style-name="P3"><text:span text:style-name="T2">Do some commands</text:span></text:p>
          </draw:text-box>
        </draw:frame>
        <draw:frame presentation:style-name="pr4" draw:text-style-name="P4" draw:layer="layout" svg:width="17.6cm" svg:height="18cm" svg:x="4.8cm" svg:y="2.4cm" presentation:class="outline" presentation:user-transformed="true">
          <draw:text-box>
            <text:list text:style-name="L2">
              <text:list-item>
                <text:p text:style-name="P4"><text:span text:style-name="T3">creating a copy</text:span></text:p>
                <text:list>
                  <text:list-header>
                    <text:p text:style-name="P4"><text:span text:style-name="T3">lxc copy debcont newdebcont</text:span></text:p>
                    <text:p text:style-name="P4"><text:span text:style-name="T3">lxc start newdebcont</text:span></text:p>
                    <text:p text:style-name="P4"><text:span text:style-name="T3">lxc snapshot newdebcont snappy</text:span></text:p>
                    <text:p text:style-name="P4"><text:span text:style-name="T3">lxc info newdebcont</text:span></text:p>
                  </text:list-header>
                </text:list>
                <text:p text:style-name="P4"><text:span text:style-name="T3"/></text:p>
              </text:list-item>
              <text:list-item>
                <text:p text:style-name="P4"><text:span text:style-name="T3">to list users</text:span></text:p>
                <text:list>
                  <text:list-header>
                    <text:p text:style-name="P4"><text:span text:style-name="T3">lxc exec newdebcont -- cat /etc/passwd</text:span></text:p>
                  </text:list-header>
                </text:list>
                <text:p text:style-name="P4"><text:span text:style-name="T3"/></text:p>
              </text:list-item>
              <text:list-item>
                <text:p text:style-name="P4"><text:span text:style-name="T3">Then to delete it</text:span></text:p>
                <text:list>
                  <text:list-header>
                    <text:p text:style-name="P4"><text:span text:style-name="T3">lxc stop newdebcont --force</text:span></text:p>
                    <text:p text:style-name="P4"><text:span text:style-name="T3">lxc delete newdebcont</text:span></text:p>
                  </text:list-header>
                </text:list>
                <text:p text:style-name="P4"><text:span text:style-name="T3"/></text:p>
              </text:list-item>
              <text:list-item>
                <text:p text:style-name="P4"><text:span text:style-name="T3">make an ubunto container</text:span></text:p>
                <text:list>
                  <text:list-header>
                    <text:p text:style-name="P4"><text:span text:style-name="T3">lxc launch ubuntu:16.04 ubcont</text:span></text:p>
                    <text:p text:style-name="P4"><text:span text:style-name="T3">lxc exec ubcont -- apt update</text:span></text:p>
                    <text:p text:style-name="P4"><text:span text:style-name="T3">lxc exec ubcont -- /bin/bas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apps inside lx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stgraber.org/2016/04/13/lxd-2-0-docker-in-lxd-712/" xlink:type="simple">https://stgraber.org/2016/04/13/lxd-2-0-docker-in-lxd-712/</text:a></text:p>
                <text:p/>
                <text:p>Requires an Ubuntu lxd container as they have patched docker to work inside an LXD</text:p>
                <text:p/>
                <text:p>lxc launch ubuntu-daily:16.04 docont -c security.nesting=true</text:p>
                <text:p>lxc exec docont -- apt update</text:p>
                <text:p>lxc exec docont -- apt dist-upgrade -y</text:p>
                <text:p>lxc exec docont -- apt install docker.io -y</text:p>
                <text:p>lxc exec docont -- docker run --detach --name app carinamarina/hello-world-app</text:p>
                <text:p>lxc exec docont -- docker run --detach --name web --link app:helloapp -p 80:5000 carinamarina/hello-world-web</text:p>
                <text:p/>
                <text:p>lxc exec docont -- docker start app</text:p>
                <text:p>lxc exec docont -- docker start web</text:p>
                <text:p>lxc list <text:s text:c="2"/>- to get eth0 ip address, then connect to it by web serv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0:50:34.443492479</meta:creation-date>
    <dc:date>2018-08-22T23:15:23.823103043</dc:date>
    <meta:editing-duration>PT1H37M17S</meta:editing-duration>
    <meta:editing-cycles>24</meta:editing-cycles>
    <meta:generator>LibreOffice/5.1.6.2$Linux_X86_64 LibreOffice_project/10m0$Build-2</meta:generator>
    <meta:document-statistic meta:object-count="65"/>
  </office:meta>
</office:document-meta>
</file>